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ook from priest Havara at the temple of Tymora</text:p>
      <text:p text:style-name="Standard"/>
      <text:p text:style-name="Standard">The biography of a man by the name of Nhulan Bhistam who lived around 100 years ago, he talks of his great deeds including making a vast fortune, stealing the hearts of many fair maidens, and slaying several beasts, though he never gives much detail on how they were slain.</text:p>
      <text:p text:style-name="Standard"/>
      <text:p text:style-name="Standard">He is arrogant and very self centred, the only interesting parts of the book are when he mentions Orcs, he claims he spent some time as a knight, and when he talks about facing the Orcs in battle his writing becomes much more sincere and detailed.</text:p>
      <text:p text:style-name="Standard"/>
      <text:p text:style-name="Standard">He talks of the fear he felt after facing them for the first time, how the Orc's eluded the kingdoms forces until they were ready for battle, and when they did fight, he tells of men running in fear before the Orc's onslaught.</text:p>
      <text:p text:style-name="Standard"/>
      <text:p text:style-name="Standard">He describes two types of Orc's, or at least two types of forces that the Orc's favour in battle. He tells of the scouts and skirmishers, usually smaller in stature than the average Orc. Though still around a foot taller than the average human, he claims they use lighter armour and prefer ranged weapons such as javelins or bows. He describes how they are excellent scouts and support the larger Orc's that make up the bulk of the Orc forces.</text:p>
      <text:p text:style-name="Standard"/>
      <text:p text:style-name="Standard">He talks about the larger Orcs preferring heavier armour and weapons, his fear of charging the Orc spears is very apparent, he mentions them being fearsome and determined in battle. </text:p>
      <text:p text:style-name="Standard"/>
      <text:p text:style-name="Standard">It is towards the end of the passages mentioning the Orcs he talks about a white banner with a black boarder while he his describing his final encounter with them.</text:p>
      <text:p text:style-name="Standard"/>
      <text:p text:style-name="Standard">'On they marched, despite the hail of arrows and overwhelming odds they faced us, marched right into the teeth of our deployed forces. Their white warbanner with its black boarder that strikes fear into my heart, flying in the wind. It would have been a glorious end if they had not been our hated enemies.'</text:p>
      <text:p text:style-name="Standard"/>
      <text:p text:style-name="Standard">'We beat them but it was closer than it should have been, our losses were great. The Orc warbanners retreated but never did they waver, even in defeat the Orcs do not flee. Their remaining forces were far from home and now posed little threat to Krahan, it was around this time I decided to retire at being a knight and look towards adventures more fitting one such as my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3-03T16:08:43.45</meta:creation-date>
    <dc:date>2022-03-03T18:03:55.59</dc:date>
    <meta:editing-duration>PT12M3S</meta:editing-duration>
    <meta:editing-cycles>2</meta:editing-cycles>
    <meta:generator>OpenOffice/4.1.11$Win32 OpenOffice.org_project/4111m1$Build-9808</meta:generator>
    <meta:document-statistic meta:table-count="0" meta:image-count="0" meta:object-count="0" meta:page-count="1" meta:paragraph-count="9" meta:word-count="413" meta:character-count="2265"/>
  </office:meta>
</office:document-meta>
</file>